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dabbe" officeooo:paragraph-rsid="001dabbe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color="#ff0000" fo:font-size="14pt" officeooo:rsid="001dabbe" officeooo:paragraph-rsid="001dabbe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ff0000" fo:font-size="14pt" officeooo:rsid="0020aded" officeooo:paragraph-rsid="0020aded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ff0000" fo:font-size="16pt" officeooo:rsid="0022e7b2" officeooo:paragraph-rsid="0022e7b2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color="#000000" fo:font-size="14pt" officeooo:rsid="00216cf3" officeooo:paragraph-rsid="00216cf3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000000" fo:font-size="14pt" officeooo:rsid="002370be" officeooo:paragraph-rsid="002370be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color="#000000" fo:font-size="14pt" officeooo:rsid="0024698f" officeooo:paragraph-rsid="0024698f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000000" fo:font-size="14pt" officeooo:rsid="0024698f" officeooo:paragraph-rsid="0024698f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color="#000000" fo:font-size="14pt" officeooo:rsid="0025e9e4" officeooo:paragraph-rsid="0025e9e4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color="#000000" fo:font-size="14pt" officeooo:rsid="0027aab8" officeooo:paragraph-rsid="0027aab8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color="#000000" fo:font-size="14pt" officeooo:rsid="0027c926" officeooo:paragraph-rsid="0027c926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color="#000000" fo:font-size="14pt" officeooo:rsid="00288090" officeooo:paragraph-rsid="00288090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000000" fo:font-size="14pt" officeooo:rsid="0029eca1" officeooo:paragraph-rsid="0029eca1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color="#000000" fo:font-size="14pt" fo:font-style="normal" officeooo:rsid="002ba396" officeooo:paragraph-rsid="002ba396" style:font-size-asian="12.25pt" style:font-style-asian="normal" style:font-size-complex="14pt" style:font-style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ize="14pt" fo:font-style="normal" officeooo:rsid="002ece65" officeooo:paragraph-rsid="002ece65" style:font-size-asian="12.25pt" style:font-style-asian="normal" style:font-size-complex="14pt" style:font-style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ize="14pt" fo:font-style="normal" officeooo:rsid="002f0e48" officeooo:paragraph-rsid="002f0e48" style:font-size-asian="12.25pt" style:font-style-asian="normal" style:font-size-complex="14pt" style:font-style-complex="normal"/>
    </style:style>
    <style:style style:name="P17" style:family="paragraph" style:parent-style-name="Standard">
      <style:paragraph-properties fo:text-align="start" style:justify-single-word="false"/>
      <style:text-properties fo:color="#ff0000" fo:font-size="14pt" officeooo:rsid="0027aab8" officeooo:paragraph-rsid="0027aab8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fo:color="#ff0000" fo:font-size="14pt" officeooo:rsid="00288090" officeooo:paragraph-rsid="00288090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fo:color="#ff0000" fo:font-size="14pt" fo:font-style="normal" officeooo:rsid="002f0e48" officeooo:paragraph-rsid="002f0e48" style:font-size-asian="12.25pt" style:font-style-asian="normal" style:font-size-complex="14pt" style:font-style-complex="normal"/>
    </style:style>
    <style:style style:name="P20" style:family="paragraph">
      <style:paragraph-properties fo:text-align="center"/>
    </style:style>
    <style:style style:name="P21" style:family="paragraph">
      <style:text-properties fo:color="#000000" fo:font-size="14pt" style:font-size-asian="14pt" style:font-size-complex="14pt"/>
    </style:style>
    <style:style style:name="P22" style:family="paragraph">
      <style:text-properties style:font-name="Liberation Serif" fo:font-size="14pt" style:font-size-asian="14pt" style:font-size-complex="14pt"/>
    </style:style>
    <style:style style:name="P23" style:family="paragraph">
      <style:paragraph-properties fo:text-align="center"/>
      <style:text-properties fo:font-size="12pt"/>
    </style:style>
    <style:style style:name="T1" style:family="text">
      <style:text-properties officeooo:rsid="001ee9ab"/>
    </style:style>
    <style:style style:name="T2" style:family="text">
      <style:text-properties officeooo:rsid="0020aded"/>
    </style:style>
    <style:style style:name="T3" style:family="text">
      <style:text-properties officeooo:rsid="00216cf3"/>
    </style:style>
    <style:style style:name="T4" style:family="text">
      <style:text-properties fo:color="#000080"/>
    </style:style>
    <style:style style:name="T5" style:family="text">
      <style:text-properties fo:color="#000080" officeooo:rsid="002f0e48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24d93b"/>
    </style:style>
    <style:style style:name="T8" style:family="text">
      <style:text-properties officeooo:rsid="0029eca1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ff0000"/>
    </style:style>
    <style:style style:name="T11" style:family="text">
      <style:text-properties officeooo:rsid="002f0e48"/>
    </style:style>
    <style:style style:name="T12" style:family="text">
      <style:text-properties fo:color="#000000" fo:font-size="10pt" style:font-size-asian="10pt" style:font-size-complex="10pt"/>
    </style:style>
    <style:style style:name="T13" style:family="text">
      <style:text-properties style:font-name="Liberation Serif" fo:font-size="14pt" style:font-size-asian="14pt" style:font-size-complex="14pt"/>
    </style:style>
    <style:style style:name="T14" style:family="text">
      <style:text-properties fo:color="#000000" style:font-name="Liberation Serif" fo:font-size="14pt" style:font-size-asian="14pt" style:font-size-complex="1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start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8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3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start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1.71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77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2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skel<text:span text:style-name="T2">l</text:span></text:p>
      <text:p text:style-name="P2">- Based on lambda calculus</text:p>
      <text:p text:style-name="P2"><text:tab/><text:tab/><text:span text:style-name="T1">^ typed</text:span></text:p>
      <text:p text:style-name="P2"><text:tab/><text:tab/><text:span text:style-name="T1">^polymorphic (System F)</text:span></text:p>
      <text:p text:style-name="P2">- <text:span text:style-name="T1">Rich type system</text:span></text:p>
      <text:p text:style-name="P2">- <text:span text:style-name="T2">Cancer of the semicolon (lots of syntactic sugar)</text:span></text:p>
      <text:p text:style-name="P2"><text:tab/>- <text:span text:style-name="T2">make Haskell code look like math</text:span></text:p>
      <text:p text:style-name="P2"><text:tab/>- <text:span text:style-name="T2">get as much as possible from ASCII</text:span></text:p>
      <text:p text:style-name="P2">- <text:span text:style-name="T2">Lazy (“What do you mean by lazy?” “Oh you'll see.”)</text:span></text:p>
      <text:p text:style-name="P3">- <text:span text:style-name="T3">Darling language on the block</text:span></text:p>
      <text:p text:style-name="P3">- <text:span text:style-name="T3">Algabraic datatypes</text:span></text:p>
      <text:p text:style-name="P3"/>
      <text:p text:style-name="P5">Comment blocks = <text:span text:style-name="T4">{- .... -}.</text:span></text:p>
      <text:p text:style-name="P5">Prelude &gt; loaded standart definitions.</text:p>
      <text:p text:style-name="P5"/>
      <text:p text:style-name="P5">-:t sin</text:p>
      <text:p text:style-name="P5"><text:tab/><text:span text:style-name="T4">returns the type of sin</text:span></text:p>
      <text:p text:style-name="P5"/>
      <text:p text:style-name="P5">- sin 3.0</text:p>
      <text:p text:style-name="P5"><text:tab/><text:span text:style-name="T4">0.1411....</text:span></text:p>
      <text:p text:style-name="P5"/>
      <text:p text:style-name="P5">- (<text:span text:style-name="T6">2 :: Double)</text:span> ^ 1000</text:p>
      <text:p text:style-name="P5"><draw:frame text:anchor-type="paragraph" draw:z-index="1" draw:style-name="gr2" draw:text-style-name="P21" svg:width="4.451cm" svg:height="0.623cm" svg:x="2.164cm" svg:y="0.392cm"><draw:text-box><text:p><text:span text:style-name="T12"><text:s/></text:span><text:span text:style-name="T12">assigning type of “2”</text:span></text:p></draw:text-box></draw:frame><draw:line text:anchor-type="paragraph" draw:z-index="0" draw:style-name="gr1" draw:text-style-name="P20" svg:x1="1.48cm" svg:y1="0.048cm" svg:x2="2.164cm" svg:y2="0.515cm"><text:p/></draw:line> <text:s text:c="3"/></text:p>
      <text:p text:style-name="P5"/>
      <text:p text:style-name="P5">- 1 + 2 <text:s/>(syntactic sugar for “(+) 1 2”)</text:p>
      <text:p text:style-name="P5"><text:tab/><text:span text:style-name="T4">3</text:span></text:p>
      <text:p text:style-name="P5"/>
      <text:p text:style-name="P5">Functions are called without parenthesis in Haskell, “()” are just used for grouping, like they are in math.</text:p>
      <text:p text:style-name="P5"/>
      <text:p text:style-name="P4">Defining function “fact”</text:p>
      <text:p text:style-name="P6">fact n = </text:p>
      <text:p text:style-name="P6"><text:tab/>if n == 0 then 1 else n 8 fact (n-1)</text:p>
      <text:p text:style-name="P6"/>
      <text:p text:style-name="P6">- fact(100 :: Integer)</text:p>
      <text:p text:style-name="P6"><text:tab/><text:span text:style-name="T4">93....</text:span></text:p>
      <text:p text:style-name="P6"/>
      <text:p text:style-name="P6">-fact(100 :: Int)</text:p>
      <text:p text:style-name="P6"><text:tab/><text:span text:style-name="T4">0</text:span></text:p>
      <text:p text:style-name="P6"/>
      <text:p text:style-name="P6">fact <text:s/>0 =1</text:p>
      <text:p text:style-name="P6"><draw:line text:anchor-type="paragraph" draw:z-index="2" draw:style-name="gr3" draw:text-style-name="P20" svg:x1="0.577cm" svg:y1="0.536cm" svg:x2="1.418cm" svg:y2="1.033cm"><text:p/></draw:line>fact <text:s/>n= n * fact(n – 1)</text:p>
      <text:p text:style-name="P6"><draw:frame text:anchor-type="paragraph" draw:z-index="3" draw:style-name="gr4" svg:width="1.31cm" svg:height="0.489cm" svg:x="1.572cm" svg:y="0.185cm"><draw:text-box><text:p>load</text:p></draw:text-box></draw:frame></text:p>
      <text:p text:style-name="P6"/>
      <text:p text:style-name="P6"><text:soft-page-break/>- fact 10</text:p>
      <text:p text:style-name="P6"><text:tab/><text:span text:style-name="T4">3628800</text:span></text:p>
      <text:p text:style-name="P6"><draw:line text:anchor-type="paragraph" draw:z-index="9" draw:style-name="gr6" draw:text-style-name="P20" svg:x1="11.005cm" svg:y1="0.402cm" svg:x2="10.321cm" svg:y2="0.621cm"><text:p/></draw:line></text:p>
      <text:p text:style-name="P7"><draw:line text:anchor-type="paragraph" draw:z-index="7" draw:style-name="gr6" draw:text-style-name="P20" svg:x1="7.643cm" svg:y1="0.24cm" svg:x2="7.611cm" svg:y2="2.17cm"><text:p/></draw:line><draw:line text:anchor-type="paragraph" draw:z-index="5" draw:style-name="gr6" draw:text-style-name="P20" svg:x1="6.927cm" svg:y1="0.053cm" svg:x2="7.643cm" svg:y2="0.24cm"><text:p/></draw:line><draw:frame text:anchor-type="paragraph" draw:z-index="8" draw:style-name="gr7" draw:text-style-name="P22" svg:width="9.277cm" svg:height="3.206cm" svg:x="9.723cm" svg:y="0.053cm"><draw:text-box><text:p><text:span text:style-name="T13"><text:tab/></text:span><text:span text:style-name="T13">let </text:span></text:p><text:p><text:span text:style-name="T13"><text:tab/></text:span><text:span text:style-name="T14">z = sqrt(x^2 + y^2)</text:span></text:p><text:p><text:span text:style-name="T14"><text:tab/></text:span><text:span text:style-name="T14">in</text:span></text:p><text:p><text:span text:style-name="T14"><text:tab/></text:span><text:span text:style-name="T14">1000 * x * z + 1e – 3 * y * z^3</text:span></text:p></draw:text-box></draw:frame><draw:line text:anchor-type="paragraph" draw:z-index="10" draw:style-name="gr6" draw:text-style-name="P20" svg:x1="10.289cm" svg:y1="2.293cm" svg:x2="10.321cm" svg:y2="0.053cm"><text:p/></draw:line>foo x y = </text:p>
      <text:p text:style-name="P7"><draw:frame text:anchor-type="paragraph" draw:z-index="4" draw:style-name="gr5" svg:width="2.585cm" svg:height="0.976cm" svg:x="7.83cm" svg:y="0.293cm"><draw:text-box><text:p>Is equivalent to writing:</text:p></draw:text-box></draw:frame><text:tab/>1000 * x * z + 1e – 3 * y * z^3</text:p>
      <text:p text:style-name="P7"><text:tab/>where</text:p>
      <text:p text:style-name="P7"><draw:line text:anchor-type="paragraph" draw:z-index="6" draw:style-name="gr6" draw:text-style-name="P20" svg:x1="7.02cm" svg:y1="0.808cm" svg:x2="7.611cm" svg:y2="0.466cm"><text:p/></draw:line><text:tab/>z = sqrt(x^2 + y^2)</text:p>
      <text:p text:style-name="P7"><draw:line text:anchor-type="paragraph" draw:z-index="11" draw:style-name="gr6" draw:text-style-name="P20" svg:x1="10.85cm" svg:y1="0.427cm" svg:x2="10.321cm" svg:y2="0.021cm"><text:p/></draw:line></text:p>
      <text:p text:style-name="P7"/>
      <text:p text:style-name="P7">- <text:span text:style-name="T7">Types are Capitalised in Haskell</text:span></text:p>
      <text:p text:style-name="P7"/>
      <text:p text:style-name="P9"><draw:frame text:anchor-type="paragraph" draw:z-index="15" draw:style-name="gr10" svg:width="4.702cm" svg:height="0.779cm" svg:x="8.266cm" svg:y="1.36cm"><draw:text-box><text:p>Constructor – makes Foo</text:p></draw:text-box></draw:frame><draw:line text:anchor-type="paragraph" draw:z-index="14" draw:style-name="gr8" draw:text-style-name="P23" svg:x1="5.715cm" svg:y1="0.457cm" svg:x2="8.266cm" svg:y2="1.36cm"><text:p/></draw:line><draw:frame text:anchor-type="paragraph" draw:z-index="13" draw:style-name="gr9" svg:width="6.723cm" svg:height="1.714cm" svg:x="0.547cm" svg:y="1.203cm"><draw:text-box><text:p>Constructor – Takes an Int and char and makes a Foo</text:p></draw:text-box></draw:frame><draw:line text:anchor-type="paragraph" draw:z-index="12" draw:style-name="gr8" draw:text-style-name="P23" svg:x1="2.634cm" svg:y1="0.457cm" svg:x2="2.103cm" svg:y2="1.203cm"><text:p/></draw:line>data Foo = Bar Int Char | Baz Bool deriving (Show, Eq)</text:p>
      <text:p text:style-name="P9"/>
      <text:p text:style-name="P9"/>
      <text:p text:style-name="P9"/>
      <text:p text:style-name="P9"/>
      <text:p text:style-name="P10">Uses enum, structs and union from c++</text:p>
      <text:p text:style-name="P10"/>
      <text:p text:style-name="P17">- Algebraic Datatypes merge and generalize</text:p>
      <text:p text:style-name="P17">- enum, struct, union</text:p>
      <text:p text:style-name="P17"/>
      <text:p text:style-name="P10">data Foo = Bar Int Char | Baz Bool deriving (Show, Eq)</text:p>
      <text:p text:style-name="P10"/>
      <text:p text:style-name="P11">data Bool = Falsee | Truee</text:p>
      <text:p text:style-name="P11"/>
      <text:p text:style-name="P12">trippleFooInt (Bar x C) = Bar (3x) c</text:p>
      <text:p text:style-name="P12">trippleFooInt (Baz b) = Bar o 'n'</text:p>
      <text:p text:style-name="P12"/>
      <text:p text:style-name="P12">Pattern matching allows you to do access.</text:p>
      <text:p text:style-name="P12"/>
      <text:p text:style-name="P18">- <text:span text:style-name="T8">constructors for free</text:span></text:p>
      <text:p text:style-name="P18">- <text:span text:style-name="T8">Access via pattern mathcing</text:span></text:p>
      <text:p text:style-name="P18"/>
      <text:p text:style-name="P13">Doesn't compute arguments until they are needed <text:span text:style-name="T10">(Laziness)</text:span></text:p>
      <text:p text:style-name="P13">- <text:span text:style-name="T9">Example in code notes</text:span></text:p>
      <text:p text:style-name="P13"/>
      <text:p text:style-name="P14"><draw:line text:anchor-type="paragraph" draw:z-index="19" draw:style-name="gr8" draw:text-style-name="P23" svg:x1="2.325cm" svg:y1="0.605cm" svg:x2="2.32cm" svg:y2="1.351cm"><text:p/></draw:line><draw:frame text:anchor-type="paragraph" draw:z-index="18" draw:style-name="gr11" svg:width="2.892cm" svg:height="0.976cm" svg:x="1.983cm" svg:y="1.351cm"><draw:text-box><text:p>Empty list constructor</text:p></draw:text-box></draw:frame><draw:frame text:anchor-type="paragraph" draw:z-index="17" draw:style-name="gr11" svg:width="1.121cm" svg:height="0.489cm" svg:x="0.083cm" svg:y="1.383cm"><draw:text-box><text:p>list</text:p></draw:text-box></draw:frame><draw:line text:anchor-type="paragraph" draw:z-index="16" draw:style-name="gr8" draw:text-style-name="P23" svg:x1="1.203cm" svg:y1="0.637cm" svg:x2="0.672cm" svg:y2="1.383cm"><text:p/></draw:line>data [a] = [ ]<text:tab/><text:tab/>| a : [a]</text:p>
      <text:p text:style-name="P14"/>
      <text:p text:style-name="P14"/>
      <text:p text:style-name="P14"/>
      <text:p text:style-name="P14"/>
      <text:p text:style-name="P15">addPairs [ ] = [ ] - empty list</text:p>
      <text:p text:style-name="P15">addPairs [x] = [ ]</text:p>
      <text:p text:style-name="P15">addPairs [x : (y : ys)] = (x + y) : addPairs ys</text:p>
      <text:p text:style-name="P15"/>
      <text:p text:style-name="P15"><text:soft-page-break/>- <text:span text:style-name="T5">++</text:span><text:span text:style-name="T11"> = append</text:span></text:p>
      <text:p text:style-name="P16">[1, 2, 3] ++ [4, 5, 6]</text:p>
      <text:p text:style-name="P16"><text:s/>-&gt; [1, 2, 3, 4, 5, 6]</text:p>
      <text:p text:style-name="P16"><draw:line text:anchor-type="paragraph" draw:z-index="20" draw:style-name="gr12" draw:text-style-name="P20" svg:x1="0.826cm" svg:y1="0.483cm" svg:x2="1.512cm" svg:y2="0.67cm"><text:p/></draw:line></text:p>
      <text:p text:style-name="P19"><draw:line text:anchor-type="paragraph" draw:z-index="21" draw:style-name="gr12" draw:text-style-name="P20" svg:x1="1.542cm" svg:y1="1.067cm" svg:x2="1.512cm" svg:y2="0.102cm"><text:p/></draw:line><draw:frame text:anchor-type="paragraph" draw:z-index="23" draw:style-name="gr13" svg:width="4.95cm" svg:height="0.489cm" svg:x="1.822cm" svg:y="0.321cm"><draw:text-box><text:p>Get first or last in a list</text:p></draw:text-box></draw:frame>tail</text:p>
      <text:p text:style-name="P19"><draw:line text:anchor-type="paragraph" draw:z-index="22" draw:style-name="gr12" draw:text-style-name="P20" svg:x1="1.012cm" svg:y1="0.718cm" svg:x2="1.541cm" svg:y2="0.499cm"><text:p/></draw:line>head</text:p>
      <text:p text:style-name="P19"/>
      <text:p text:style-name="P19">map sqrt[1, 2, 3, 4, 5, 6]</text:p>
      <text:p text:style-name="P16"/>
      <text:p text:style-name="P16">Haskell has <text:s/>a very clever mechanism to create I/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4T18:57:18.264623560</meta:creation-date>
    <dc:date>2014-12-06T16:25:13.274660600</dc:date>
    <meta:editing-duration>PT2H55M6S</meta:editing-duration>
    <meta:editing-cycles>15</meta:editing-cycles>
    <meta:generator>LibreOffice/4.2.6.3$Linux_x86 LibreOffice_project/420m0$Build-3</meta:generator>
    <meta:document-statistic meta:table-count="0" meta:image-count="0" meta:object-count="0" meta:page-count="3" meta:paragraph-count="62" meta:word-count="346" meta:character-count="1616" meta:non-whitespace-character-count="1301"/>
  </office:meta>
</office:document-meta>
</file>